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0/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2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/1</text:p>
          </table:table-cell>
          <table:table-cell office:value-type="string">
            <text:p>0/0</text:p>
          </table:table-cell>
          <table:table-cell office:value-type="string">
            <text:p>0/2</text:p>
          </table:table-cell>
          <table:table-cell table:number-columns-repeated="2" office:value-type="string">
            <text:p>0/3</text:p>
          </table:table-cell>
          <table:table-cell office:value-type="string">
            <text:p>0/2</text:p>
          </table:table-cell>
          <table:table-cell office:value-type="string">
            <text:p>0/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3</text:p>
          </table:table-cell>
          <table:table-cell office:value-type="string">
            <text:p>0/5</text:p>
          </table:table-cell>
          <table:table-cell office:value-type="string">
            <text:p>0/7</text:p>
          </table:table-cell>
          <table:table-cell office:value-type="string">
            <text:p>0/6</text:p>
          </table:table-cell>
          <table:table-cell office:value-type="string">
            <text:p>0/3</text:p>
          </table:table-cell>
          <table:table-cell office:value-type="string">
            <text:p>0/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/0</text:p>
          </table:table-cell>
          <table:table-cell office:value-type="string">
            <text:p>0/1</text:p>
          </table:table-cell>
          <table:table-cell office:value-type="string">
            <text:p>0/5</text:p>
          </table:table-cell>
          <table:table-cell office:value-type="string">
            <text:p>0/10</text:p>
          </table:table-cell>
          <table:table-cell table:number-columns-repeated="2" office:value-type="string">
            <text:p>0/16</text:p>
          </table:table-cell>
          <table:table-cell office:value-type="string">
            <text:p>0/11</text:p>
          </table:table-cell>
          <table:table-cell office:value-type="string">
            <text:p>0/4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/1</text:p>
          </table:table-cell>
          <table:table-cell office:value-type="string">
            <text:p>0/2</text:p>
          </table:table-cell>
          <table:table-cell office:value-type="string">
            <text:p>0/7</text:p>
          </table:table-cell>
          <table:table-cell office:value-type="string">
            <text:p>0/20</text:p>
          </table:table-cell>
          <table:table-cell office:value-type="string">
            <text:p>0/36</text:p>
          </table:table-cell>
          <table:table-cell office:value-type="string">
            <text:p>0/47</text:p>
          </table:table-cell>
          <table:table-cell office:value-type="string">
            <text:p>0/37</text:p>
          </table:table-cell>
          <table:table-cell office:value-type="string">
            <text:p>0/19</text:p>
          </table:table-cell>
          <table:table-cell office:value-type="string">
            <text:p>0/6</text:p>
          </table:table-cell>
          <table:table-cell office:value-type="string">
            <text:p>0/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6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3" meta:object-count="0"/>
    <meta:generator>LibreOffice/3.3$Unix LibreOffice_project/330m19$Build-202</meta:generator>
  </office:meta>
</office:document-meta>
</file>